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| 2005.09.11 06:00 | </text:span><text:span text:style-name="T2">#</text:span></text:p>
      <text:p text:style-name="P2"><text:span text:style-name="T1">沒啊,我沒顧左右,也沒言它. 我只是納悶,你怎麼會以為我們是你所形容的那樣?</text:span></text:p>
      <text:p text:style-name="P2"><text:span text:style-name="T1">當你看到一個人,你覺得他所作所為或所講的想法是錯的,你應動之以理,以理說服之,而不是鼓勵他趕緊去做你認為是錯的事.不是嗎?</text:span></text:p>
      <text:p text:style-name="P1"><text:span text:style-name="T1">哈巴必讀 | 2005.09.11 03:27 | </text:span><text:span text:style-name="T2">#</text:span></text:p>
      <text:p text:style-name="P3"><text:span text:style-name="T1">陳真同學開始顧左右而言它了。嘿嘿。</text:span></text:p>
      <text:p text:style-name="P1"><text:span text:style-name="T1">陳真 | 2005.09.10 12:41 | </text:span><text:span text:style-name="T2">#</text:span></text:p>
      <text:p text:style-name="P2"><text:span text:style-name="T1">我想可能會有讀者以為我們是在套招,刺激人氣.</text:span></text:p>
      <text:p text:style-name="P2"><text:span text:style-name="T1">這讓我想起以前常看路邊攤搞拍賣,老闆把貨拿出來,喊一二三,開始賣,要買的請舉手,舉太慢的很抱歉,限量發行,今天只賣這幾套.</text:span></text:p>
      <text:p text:style-name="P2"><text:span text:style-name="T1">哇,不得了,才喊到二,這裏也要買,那裏也要買,紛紛舉手. 笨蛋一看,也趕緊跟著搶購. 但我家就在對面,我認得這些人,他們是老闆請來幫忙刺激買氣,不是真的顧客.</text:span></text:p>
      <text:p text:style-name="P2"><text:span text:style-name="T1">論壇通常也這樣,我是說,一般如果有武打場面時,人氣就會衝高!但冷靜先生絕對不是巴勒網請來當打手,大家別誤會.</text:span><text:span text:style-name="T3"><text:line-break/></text:span></text:p>
      <text:p text:style-name="P1"><text:span text:style-name="T1">哈巴必读 | 2005.09.10 05:39 | </text:span><text:span text:style-name="T2">#</text:span></text:p>
      <text:p text:style-name="P3"><text:span text:style-name="T1">陳真先生居然還活在臺北享受生命，真讓我大跌眼鏡。我以爲他老人家早就腰纏炸藥，當shaheed去了。最少也拿支衝鋒槍在伊拉克跟他的美國強權敵人拼命呢。弄半天鼓吹暴力全是慫恿別人拼命，他自己在後邊享福。</text:span></text:p>
      <text:p text:style-name="P1"><text:span text:style-name="T1">陳真 | 2005.09.10 05:31 | </text:span><text:span text:style-name="T2">#</text:span></text:p>
      <text:p text:style-name="P2"><text:span text:style-name="T1">地點：光點台北之家台北市中山北路二段18號</text:span><text:span text:style-name="T3"><text:line-break/></text:span><text:span text:style-name="T1">9/10（六）</text:span><text:span text:style-name="T3"><text:line-break/></text:span><text:span text:style-name="T1">18:00 開幕片 生命是個奇蹟</text:span><text:span text:style-name="T3"><text:line-break/></text:span><text:span text:style-name="T1">================</text:span></text:p>
      <text:p text:style-name="P2"><text:span text:style-name="T1">9.10 就是明天.</text:span><text:span text:style-name="T3"><text:line-break/></text:span></text:p>
      <text:p text:style-name="P1"><text:span text:style-name="T1">陳真 | 2005.09.10 05:17 | </text:span><text:span text:style-name="T2">#</text:span></text:p>
      <text:p text:style-name="P3"><text:span text:style-name="T1">oh, my God! "生命是個奇蹟"!</text:span><text:span text:style-name="T3"><text:line-break/></text:span><text:span text:style-name="T1">翹課也應該去看!</text:span></text:p>
      <text:p text:style-name="P3"><text:span text:style-name="T1">p.s.:冷靜先生又出現來給咱們鼓舞士氣了.</text:span></text:p>
      <text:p text:style-name="P1"><text:span text:style-name="T1">哈巴必讀 | 2005.09.09 23:30 | </text:span><text:span text:style-name="T2">#</text:span></text:p>
      <text:p text:style-name="P2"><text:span text:style-name="T1">各位哈巴們好，好久不見，想來哈巴技巧又有長進，只是不知道有沒有已經決心去當肉彈恐怖分子烈士的，不要只停留在耍嘴皮子階段嘛。恐怖分子好，就自己去當一個看看。</text:span></text:p>
      <text:p text:style-name="P2"><text:span text:style-name="T1">看看你們的言論，原來以色列佔領也不好，撤退也不好；追究殺人時間也不好，不追究殺人事件也不好，總之，只要是以色列人幹的，無論什麽都不對；只要是巴勒斯坦恐怖分子幹的，無論什麽都值得稱讚，大約哈自己的家人也沒哈到這個地步吧。</text:span></text:p>
      <text:p text:style-name="P1"><text:span text:style-name="T1">怡靜 | 2005.09.08 21:49 | </text:span><text:span text:style-name="T2">#</text:span></text:p>
      <text:p text:style-name="P3"><text:a xlink:type="simple" xlink:href="http://www.peace.org.tw/island/movie/peacemovie_2005/2005WEB_index.htm#"><text:span text:style-name="T2">2005和平影展</text:span></text:a><text:span text:style-name="T1">要開始了，是免費的。會在台北、台中、新竹、高雄、花蓮等地放映。其中有兩部來自以色列的電影。開幕片是董事長的偶像Kusturica的生命是個奇蹟。影展中的影片都蠻好看的，有空的人可以多看幾部。其中影展中的三部影片將會在十月份的公視播出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